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204417" officeooo:paragraph-rsid="0034a39c"/>
    </style:style>
    <style:style style:name="P2" style:family="paragraph" style:parent-style-name="Standard">
      <style:paragraph-properties fo:text-align="justify" style:justify-single-word="false"/>
      <style:text-properties officeooo:rsid="00164357" officeooo:paragraph-rsid="00164357"/>
    </style:style>
    <style:style style:name="P3" style:family="paragraph" style:parent-style-name="Standard">
      <style:paragraph-properties fo:text-align="justify" style:justify-single-word="false"/>
      <style:text-properties officeooo:rsid="00164357" officeooo:paragraph-rsid="00177242"/>
    </style:style>
    <style:style style:name="P4" style:family="paragraph" style:parent-style-name="Standard">
      <style:paragraph-properties fo:text-align="justify" style:justify-single-word="false"/>
      <style:text-properties officeooo:rsid="00164357" officeooo:paragraph-rsid="0035e94c"/>
    </style:style>
    <style:style style:name="P5" style:family="paragraph" style:parent-style-name="Standard">
      <style:paragraph-properties fo:text-align="justify" style:justify-single-word="false"/>
      <style:text-properties officeooo:rsid="0036e770" officeooo:paragraph-rsid="0044216c"/>
    </style:style>
    <style:style style:name="P6" style:family="paragraph" style:parent-style-name="Standard">
      <style:paragraph-properties fo:text-align="justify" style:justify-single-word="false"/>
      <style:text-properties officeooo:rsid="001b2a2a" officeooo:paragraph-rsid="001b2a2a"/>
    </style:style>
    <style:style style:name="P7" style:family="paragraph" style:parent-style-name="Standard">
      <style:paragraph-properties fo:text-align="justify" style:justify-single-word="false"/>
      <style:text-properties officeooo:rsid="00395cbc" officeooo:paragraph-rsid="00395cbc"/>
    </style:style>
    <style:style style:name="P8" style:family="paragraph" style:parent-style-name="Standard">
      <style:paragraph-properties fo:text-align="justify" style:justify-single-word="false"/>
      <style:text-properties officeooo:rsid="003f488b" officeooo:paragraph-rsid="003f488b"/>
    </style:style>
    <style:style style:name="P9" style:family="paragraph" style:parent-style-name="Standard">
      <style:paragraph-properties fo:text-align="justify" style:justify-single-word="false"/>
      <style:text-properties officeooo:rsid="00191ecb" officeooo:paragraph-rsid="00191ecb"/>
    </style:style>
    <style:style style:name="P10" style:family="paragraph" style:parent-style-name="Standard">
      <style:paragraph-properties fo:text-align="justify" style:justify-single-word="false"/>
      <style:text-properties officeooo:rsid="001b1302" officeooo:paragraph-rsid="001b1302"/>
    </style:style>
    <style:style style:name="P11" style:family="paragraph" style:parent-style-name="Standard">
      <style:paragraph-properties fo:text-align="justify" style:justify-single-word="false"/>
      <style:text-properties officeooo:rsid="002bd34f" officeooo:paragraph-rsid="002bd34f"/>
    </style:style>
    <style:style style:name="P12" style:family="paragraph" style:parent-style-name="Standard">
      <style:paragraph-properties fo:text-align="justify" style:justify-single-word="false"/>
      <style:text-properties officeooo:rsid="0036e770" officeooo:paragraph-rsid="0044216c"/>
    </style:style>
    <style:style style:name="P13" style:family="paragraph" style:parent-style-name="Standard">
      <style:paragraph-properties fo:text-align="justify" style:justify-single-word="false"/>
      <style:text-properties officeooo:rsid="0036e770" officeooo:paragraph-rsid="0053c4c6"/>
    </style:style>
    <style:style style:name="P14" style:family="paragraph" style:parent-style-name="Standard">
      <style:paragraph-properties fo:text-align="justify" style:justify-single-word="false"/>
      <style:text-properties officeooo:rsid="0053c4c6" officeooo:paragraph-rsid="0053c4c6"/>
    </style:style>
    <style:style style:name="P15" style:family="paragraph" style:parent-style-name="Standard">
      <style:paragraph-properties fo:text-align="justify" style:justify-single-word="false"/>
      <style:text-properties officeooo:rsid="00204417" officeooo:paragraph-rsid="0057621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a39c"/>
    </style:style>
    <style:style style:name="T3" style:family="text">
      <style:text-properties officeooo:rsid="00177242"/>
    </style:style>
    <style:style style:name="T4" style:family="text">
      <style:text-properties officeooo:rsid="00193ad9"/>
    </style:style>
    <style:style style:name="T5" style:family="text">
      <style:text-properties officeooo:rsid="001c2c83"/>
    </style:style>
    <style:style style:name="T6" style:family="text">
      <style:text-properties officeooo:rsid="00296c40"/>
    </style:style>
    <style:style style:name="T7" style:family="text">
      <style:text-properties officeooo:rsid="002a5e79"/>
    </style:style>
    <style:style style:name="T8" style:family="text">
      <style:text-properties officeooo:rsid="002a8eed"/>
    </style:style>
    <style:style style:name="T9" style:family="text">
      <style:text-properties officeooo:rsid="002b9b12"/>
    </style:style>
    <style:style style:name="T10" style:family="text">
      <style:text-properties officeooo:rsid="002d40df"/>
    </style:style>
    <style:style style:name="T11" style:family="text">
      <style:text-properties officeooo:rsid="002ffe45"/>
    </style:style>
    <style:style style:name="T12" style:family="text">
      <style:text-properties officeooo:rsid="0030dbc1"/>
    </style:style>
    <style:style style:name="T13" style:family="text">
      <style:text-properties officeooo:rsid="0034a39c"/>
    </style:style>
    <style:style style:name="T14" style:family="text">
      <style:text-properties officeooo:rsid="0036e750"/>
    </style:style>
    <style:style style:name="T15" style:family="text">
      <style:text-properties officeooo:rsid="0037a40e"/>
    </style:style>
    <style:style style:name="T16" style:family="text">
      <style:text-properties officeooo:rsid="0037e33c"/>
    </style:style>
    <style:style style:name="T17" style:family="text">
      <style:text-properties officeooo:rsid="00397c67"/>
    </style:style>
    <style:style style:name="T18" style:family="text">
      <style:text-properties officeooo:rsid="00432536"/>
    </style:style>
    <style:style style:name="T19" style:family="text">
      <style:text-properties officeooo:rsid="004caa79"/>
    </style:style>
    <style:style style:name="T20" style:family="text">
      <style:text-properties officeooo:rsid="0052ded0"/>
    </style:style>
    <style:style style:name="T21" style:family="text">
      <style:text-properties style:text-underline-style="none" officeooo:rsid="0034a39c"/>
    </style:style>
    <style:style style:name="T22" style:family="text">
      <style:text-properties officeooo:rsid="0057621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dée d’optimisation</text:span> :</text:p>
      <text:p text:style-name="P2"/>
      <text:p text:style-name="P2"><text:span text:style-name="T10">Calculer </text:span>l’indice du site (vérifiant l’alternance des catégories) :</text:p>
      <text:p text:style-name="P2">- le plus proche : <text:span text:style-name="T3">10 pts</text:span></text:p>
      <text:p text:style-name="P2">- du pays non visité le plus proche : <text:span text:style-name="T3">10+20 pts = 30 pts</text:span></text:p>
      <text:p text:style-name="P3">- en danger le plus proche : <text:span text:style-name="T3">10+30 pts</text:span> <text:span text:style-name="T3">= 40 pts</text:span></text:p>
      <text:p text:style-name="P2">- en danger du pays non visité le plus proche : <text:span text:style-name="T3">10 + 20 + 30 pts = 60 pts</text:span></text:p>
      <text:p text:style-name="P2"/>
      <text:p text:style-name="P4">À partir d’un certain temps <text:span text:style-name="T11">(PIVOT)</text:span>, on applique <text:span text:style-name="T19">calcule les indices</text:span> dans un périmètre défini entre le point de départ et le site courant qui devient de plus en plus petit pour qu’on puisse visiter des sites tout en se rapprochant du point dé départ.</text:p>
      <text:p text:style-name="P4"/>
      <text:p text:style-name="P2"><text:span text:style-name="T1">Réaliser une comparaison de rentabilité et faire un choix</text:span> :</text:p>
      <text:p text:style-name="P9">Dans chaque cas, le voyageur passe 7h sur le site.</text:p>
      <text:p text:style-name="P10">Temps passé pour chaque site = temps pour aller du site courant au site voulu + 7h</text:p>
      <text:p text:style-name="P10">Soit : <text:span text:style-name="T4">t = d[i_courant][i_visite]/85 + 7</text:span></text:p>
      <text:p text:style-name="P2"/>
      <text:p text:style-name="P6">t1 = <text:span text:style-name="T4">d[i_courant][i</text:span>1<text:span text:style-name="T4">]/85 + 7<text:tab/><text:tab/></text:span>10pts<text:tab/><text:tab/>//<text:span text:style-name="T17">plus proche voisin</text:span></text:p>
      <text:p text:style-name="P6">t2 = <text:span text:style-name="T4">d[i_courant][i</text:span>2<text:span text:style-name="T4">]/85 + 7<text:tab/><text:tab/></text:span>30pts<text:tab/><text:tab/>//<text:span text:style-name="T17">plus proche site d’un pays différent</text:span></text:p>
      <text:p text:style-name="P6">t3 = <text:span text:style-name="T4">d[i_courant][i</text:span>3<text:span text:style-name="T4">]/85 + 7<text:tab/><text:tab/></text:span>40pts<text:tab/><text:tab/>//<text:span text:style-name="T17">plus proche voisin en danger</text:span></text:p>
      <text:p text:style-name="P6">t4 = <text:span text:style-name="T4">d[i_courant][i</text:span>4<text:span text:style-name="T4">]/85 + 7<text:tab/><text:tab/></text:span>60pts<text:tab/><text:tab/>//<text:span text:style-name="T17">plus proche site en danger d’un pays différent</text:span></text:p>
      <text:p text:style-name="P6"/>
      <text:p text:style-name="P5"><text:span text:style-name="T1">Principe</text:span> : <text:span text:style-name="T18">Rentabilité par rapport au temps/points : ex : si t2/30 &lt; t1/10 alors la visite est rentable,</text:span></text:p>
      <text:p text:style-name="P13"/>
      <text:p text:style-name="P5"><text:span text:style-name="T20">Donc l’idée c’est de t</text:span>rouver le site à visiter permettant d’apporter le même nombre de points <text:span text:style-name="T15">mais </text:span>avec le moins de temps <text:span text:style-name="T16">à parcourir, c’est-à-dire : </text:span></text:p>
      <text:p text:style-name="P6"/>
      <text:p text:style-name="P7">t2’ = 30/10 * t1 := temps à parcourir pour obtenir 30 pts en parcourant seulement les sites plus proches voisins</text:p>
      <text:p text:style-name="P8">t2:= temps à parcourir pour obtenir 30 pts en visant seulement les sites d’un pays différent</text:p>
      <text:p text:style-name="P14"><text:s/></text:p>
      <text:p text:style-name="P15"><text:span text:style-name="T13">I</text:span><text:span text:style-name="T2">dée</text:span><text:span text:style-name="T21"> </text:span><text:span text:style-name="T13">: Définir une priorité selon chaque cas</text:span></text:p>
      <text:p text:style-name="P15"/>
      <text:p text:style-name="P15"><text:span text:style-name="T22">COEF *</text:span> t2 &lt; <text:span text:style-name="T5">30/10 *t1 : Le coefficient COEF permettra de définir une priorité entre chaque cas</text:span></text:p>
      <text:p text:style-name="P15"/>
      <text:p text:style-name="P1">→<text:span text:style-name="T12"> Dans l’algorithme final, faire varier les paramètres (Pivot / coefficients) pour trouver le voyage permettant d’obtenir le plus grand score</text:span></text:p>
      <text:p text:style-name="P2"/>
      <text:p text:style-name="P2">./main 48.8464111 2.3548468 <text:span text:style-name="T7">J</text:span>ussieu</text:p>
      <text:p text:style-name="P2">./<text:span text:style-name="T6">main 0 0</text:span></text:p>
      <text:p text:style-name="P2">./main 39.9375346 115.837023 <text:span text:style-name="T7">P</text:span>ékin</text:p>
      <text:p text:style-name="P2">./main 35.5062905 138.6486177 <text:span text:style-name="T7">T</text:span>okyo</text:p>
      <text:p text:style-name="P2">./main 40.6976701 -74.2598667 New York</text:p>
      <text:p text:style-name="P2">./main 34.0207305 -118.6919213 Los Angeles</text:p>
      <text:p text:style-name="P2">./main -22.9132525 -43.7261722 <text:span text:style-name="T7">R</text:span>io de <text:span text:style-name="T8">J</text:span>aneiro</text:p>
      <text:p text:style-name="P2">./main 55.5815244 36.8251221 Moscou</text:p>
      <text:p text:style-name="P11">./main -33.8473567 150.6517896 Sydney</text:p>
      <text:p text:style-name="P2">./main 28.527582 77.0688996 New Delhi <text:span text:style-name="T9">I</text:span>nde</text:p>
      <text:p text:style-name="P2">./main -26.1713505 27.9699844 Johannesburg <text:span text:style-name="T7">A</text:span>frique du sud</text:p>
      <text:p text:style-name="P2">./main 10.4686988 -67.0304523 Caracas Venezuela</text:p>
      <text:p text:style-name="P2">./main 41.9102415 12.3959137 Rome</text:p>
      <text:p text:style-name="P2">./main 31.719722222 35.13055555 <text:span text:style-name="T7">P</text:span>alestine <text:span text:style-name="T7">L</text:span>and of <text:span text:style-name="T7">O</text:span>l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2T16:19:32.052032852</meta:creation-date>
    <dc:date>2021-01-02T13:25:20.700829577</dc:date>
    <meta:editing-duration>PT2H4M2S</meta:editing-duration>
    <meta:editing-cycles>63</meta:editing-cycles>
    <meta:generator>LibreOffice/6.0.7.3$Linux_X86_64 LibreOffice_project/00m0$Build-3</meta:generator>
    <meta:document-statistic meta:table-count="0" meta:image-count="0" meta:object-count="0" meta:page-count="1" meta:paragraph-count="37" meta:word-count="397" meta:character-count="2338" meta:non-whitespace-character-count="1967"/>
  </office:meta>
</office:document-meta>
</file>